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.5500001907349pt" officeooo:rsid="001618a1" officeooo:paragraph-rsid="001618a1" style:font-size-asian="11pt" style:font-size-complex="12.5500001907349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276d" officeooo:paragraph-rsid="0017276d" style:font-size-asian="12pt" style:font-size-complex="12pt" loext:padding="0.049cm" loext:border="none"/>
    </style:style>
    <style:style style:name="P4" style:family="paragraph" style:parent-style-name="Standard">
      <style:paragraph-properties fo:text-align="start" style:justify-single-word="false"/>
      <style:text-properties fo:font-size="13pt" officeooo:rsid="001618a1" officeooo:paragraph-rsid="001618a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1pt" officeooo:rsid="0016519e" officeooo:paragraph-rsid="001618a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3pt" officeooo:rsid="0017276d" officeooo:paragraph-rsid="001618a1" fo:background-color="transparent" style:font-size-asian="13pt" style:font-size-complex="13pt" loext:border-line-width-bottom="0cm 0.004cm 0.002cm" loext:padding="0.049cm" loext:border-left="none" loext:border-right="none" loext:border-top="none" loext:border-bottom="0.14pt double #000000"/>
    </style:style>
    <style:style style:name="P7" style:family="paragraph" style:parent-style-name="Standard">
      <style:paragraph-properties fo:text-align="start" style:justify-single-word="false"/>
      <style:text-properties fo:font-size="12pt" officeooo:rsid="0017276d" officeooo:paragraph-rsid="0017276d" fo:background-color="transparent" style:font-size-asian="12pt" style:font-size-complex="12pt" loext:padding="0.049cm" loext:border="none"/>
    </style:style>
    <style:style style:name="P8" style:family="paragraph" style:parent-style-name="Standard">
      <style:paragraph-properties fo:text-align="start" style:justify-single-word="false"/>
      <style:text-properties fo:font-size="12pt" officeooo:rsid="00179c75" officeooo:paragraph-rsid="00179c75" fo:background-color="transparent" style:font-size-asian="12pt" style:font-size-complex="12pt" loext:padding="0.049cm" loext:border="none"/>
    </style:style>
    <style:style style:name="P9" style:family="paragraph" style:parent-style-name="Standard">
      <style:paragraph-properties fo:text-align="start" style:justify-single-word="false"/>
      <style:text-properties fo:font-size="12pt" officeooo:rsid="00179c75" officeooo:paragraph-rsid="001844d3" fo:background-color="transparent" style:font-size-asian="12pt" style:font-size-complex="12pt" loext:padding="0.049cm" loext:border="none"/>
    </style:style>
    <style:style style:name="P10" style:family="paragraph" style:parent-style-name="Standard">
      <style:paragraph-properties fo:text-align="start" style:justify-single-word="false"/>
      <style:text-properties officeooo:paragraph-rsid="00194177"/>
    </style:style>
    <style:style style:name="P11" style:family="paragraph" style:parent-style-name="Standard">
      <style:paragraph-properties fo:text-align="start" style:justify-single-word="false"/>
      <style:text-properties officeooo:paragraph-rsid="001d17e3"/>
    </style:style>
    <style:style style:name="P12" style:family="paragraph" style:parent-style-name="Standard">
      <style:paragraph-properties fo:text-align="start" style:justify-single-word="false"/>
      <style:text-properties officeooo:rsid="001b325d" officeooo:paragraph-rsid="001b325d"/>
    </style:style>
    <style:style style:name="P13" style:family="paragraph" style:parent-style-name="Standard">
      <style:paragraph-properties fo:text-align="start" style:justify-single-word="false"/>
      <style:text-properties officeooo:rsid="001b325d" officeooo:paragraph-rsid="001d17e3"/>
    </style:style>
    <style:style style:name="T1" style:family="text">
      <style:text-properties officeooo:rsid="001618a1"/>
    </style:style>
    <style:style style:name="T2" style:family="text">
      <style:text-properties fo:font-size="11pt" officeooo:rsid="0016519e" style:font-size-complex="11pt"/>
    </style:style>
    <style:style style:name="T3" style:family="text">
      <style:text-properties fo:font-size="13pt" officeooo:rsid="0017276d" fo:background-color="transparent" loext:char-shading-value="0" style:font-size-asian="13pt" style:font-size-complex="13pt" loext:border-line-width-bottom="0cm 0.004cm 0.002cm" loext:padding="0.049cm" loext:border-left="none" loext:border-right="none" loext:border-top="none" loext:border-bottom="0.14pt double #000000"/>
    </style:style>
    <style:style style:name="T4" style:family="text">
      <style:text-properties fo:font-size="13pt" fo:background-color="transparent" loext:char-shading-value="0" style:font-size-asian="13pt" style:font-size-complex="13pt" loext:padding="0.049cm" loext:border-left="none" loext:border-right="none" loext:border-top="none" loext:border-bottom="0.06pt solid #00000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loext:padding="0.049cm" loext:border-left="none" loext:border-right="none" loext:border-top="none" loext:border-bottom="0.06pt solid #000000"/>
    </style:style>
    <style:style style:name="T7" style:family="text">
      <style:text-properties fo:font-size="10pt" officeooo:rsid="001844d3" style:font-size-asian="10pt" style:font-size-complex="10pt"/>
    </style:style>
    <style:style style:name="T8" style:family="text">
      <style:text-properties fo:font-size="10pt" officeooo:rsid="001d17e3" style:font-size-asian="10pt" style:font-size-complex="10pt"/>
    </style:style>
    <style:style style:name="T9" style:family="text">
      <style:text-properties officeooo:rsid="00194177"/>
    </style:style>
    <style:style style:name="T10" style:family="text">
      <style:text-properties fo:font-size="12pt" officeooo:rsid="00194177" fo:background-color="transparent" loext:char-shading-value="0" style:font-size-asian="12pt" style:font-size-complex="12pt" loext:padding="0.049cm" loext:border="non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94177" style:font-size-asian="12pt" style:font-size-complex="12pt"/>
    </style:style>
    <style:style style:name="T13" style:family="text">
      <style:text-properties fo:font-size="12pt" officeooo:rsid="001d17e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コンピュータ入門<text:span text:style-name="T1">II課題２　ifconfigの中身</text:span></text:p>
      <text:p text:style-name="P1"/>
      <text:p text:style-name="P2"/>
      <text:p text:style-name="P2"/>
      <text:p text:style-name="P4">(1) IPv4アドレス : 172.22.3.141</text:p>
      <text:p text:style-name="P2"/>
      <text:p text:style-name="P2">(2) 二進数表記 :</text:p>
      <text:p text:style-name="P2"/>
      <text:p text:style-name="P2"><text:s text:c="3"/><text:tab/>計算: <text:span text:style-name="T2">172 = 172 / 2 = 86(0) / 2 = 43(0) / 2 = 21(1) / 2 = 10(1) / 2 = 5(0) / 2 = 2(1) / 2 = 1(0) / 2 = (1)</text:span></text:p>
      <text:p text:style-name="P2"><text:tab/><text:tab/> <text:s text:c="3"/><text:span text:style-name="T2">=10101100</text:span></text:p>
      <text:p text:style-name="P5"><text:tab/> <text:s text:c="11"/>22 = 22 / 2 = 11(0) / 2 = 5(1) / 2 = 2(1) / 2 = 1(0) / 2 = (1)</text:p>
      <text:p text:style-name="P5"><text:tab/><text:tab/> <text:s text:c="3"/>= 10110</text:p>
      <text:p text:style-name="P5"><text:tab/> <text:s text:c="13"/>3 = 3 / 2 = 1(1) / 2 = (1)</text:p>
      <text:p text:style-name="P5"><text:tab/><text:tab/> <text:s text:c="3"/>= 11</text:p>
      <text:p text:style-name="P5"><text:tab/> <text:s text:c="9"/>141 = 141 / 2 = 70(1) / 2 = 35(0) / 2 = 17(1) / 2 = 8(1) / 2 = 4(0) / 2 = 2(0) / 2 = 1(0) / 2 = (1)</text:p>
      <text:p text:style-name="P5"><text:tab/><text:tab/> <text:s text:c="3"/>= 10001101</text:p>
      <text:p text:style-name="P5"/>
      <text:p text:style-name="P2"><text:span text:style-name="T2"><text:s text:c="3"/><text:tab/></text:span><text:span text:style-name="T3">A.10101100.10110.11.10001101 </text:span></text:p>
      <text:p text:style-name="P6"/>
      <text:p text:style-name="P7">(3)IPv6アドレス : fe80::de4a:3eff:fe3a:7121</text:p>
      <text:p text:style-name="P7"/>
      <text:p text:style-name="P7">(4)IPv6アドレスは何ビットか : </text:p>
      <text:p text:style-name="P7"/>
      <text:p text:style-name="P7"><text:tab/>計算 : IPv6アドレスは16bitが8つで成り立っているので、</text:p>
      <text:p text:style-name="P7"/>
      <text:p text:style-name="P7"><text:tab/><text:tab/>16 × 8 = 128</text:p>
      <text:p text:style-name="P7"><text:tab/><text:tab/><text:tab/></text:p>
      <text:p text:style-name="P3"><text:span text:style-name="T5"><text:tab/></text:span><text:span text:style-name="T4">A.128bit</text:span><text:span text:style-name="T6"> </text:span></text:p>
      <text:p text:style-name="P7"/>
      <text:p text:style-name="P8">(5<text:span text:style-name="T9">)e</text:span>therとは : etherとはMACアドレスとも呼ばれており、インターフェース(PCなど)に<text:tab/><text:tab/>割り当てられている番号のことです。IPアドレスと異なる点はネットワーク<text:tab/><text:tab/>に接続する際に変化することがないというところです。どのコンピュータい<text:tab/><text:tab/>つネットワークに接続したかなどを記憶するために使われます。</text:p>
      <text:p text:style-name="P8"/>
      <text:p text:style-name="P9"><text:tab/><text:tab/>参考: <text:a xlink:type="simple" xlink:href="https://ja.wikipedia.org/wiki/MACアドレス" text:style-name="Internet_20_link" text:visited-style-name="Visited_20_Internet_20_Link"><text:span text:style-name="T7">https://ja.wikipedia.org/wiki/MAC%E3%82%A2%E3%83%89%E3%83%AC%E3%82%B9</text:span></text:a></text:p>
      <text:p text:style-name="P9"><text:span text:style-name="T7"/></text:p>
      <text:p text:style-name="P10"><text:span text:style-name="T10">(6)netmaskとは : netmaskとは簡単に説明すると</text:span><text:span text:style-name="T11">IPアドレスのどの部分がネットワーク部<text:tab/><text:tab/> <text:s text:c="6"/>でどの部分がホスト部かを示す情報です。</text:span><text:span text:style-name="T12">IPアドレス内にはネットワー<text:tab/><text:tab/> <text:s text:c="6"/>ク部とホスト部 に分かれており、それのホスト部を表すのがこの<text:tab/><text:tab/><text:tab/> <text:s text:c="6"/>netmaskになっています。</text:span></text:p>
      <text:p text:style-name="P10"><text:span text:style-name="T12"/></text:p>
      <text:p text:style-name="P11"><text:span text:style-name="T12"><text:tab/><text:tab/>参考: </text:span><text:span text:style-name="T13">https://wa3.i-3-i.info/word11983.html</text:span></text:p>
      <text:p text:style-name="P10"><text:span text:style-name="T12"/></text:p>
      <text:p text:style-name="P12"><text:span text:style-name="T12">(</text:span><text:span text:style-name="T11">7)broadcastとは : broadcastとは同じネットワーク内にいる不特定多数に対して全員に同<text:tab/><text:tab/> <text:s text:c="7"/>じデータを送信することです。</text:span></text:p>
      <text:p text:style-name="P12"><text:span text:style-name="T11"/></text:p>
      <text:p text:style-name="P13"><text:span text:style-name="T11"><text:tab/><text:tab/>参考: </text:span><text:span text:style-name="T8">https://wa3.i-3-i.info/word17.html</text:span></text:p>
      <text:p text:style-name="P12"><text:span text:style-name="T11"/></text:p>
      <text:p text:style-name="P12"><text:span text:style-name="T11">(8)気づいたこと : </text:span><text:span text:style-name="T13">IPv4とIPv6の違いがあやふやだったんですが、これでよく分かりました。また、etherやnetmaskなどは初めて聞いた言葉でしたが、理解することができました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0:09:35.237407492</meta:creation-date>
    <dc:date>2020-12-08T10:06:03.634761490</dc:date>
    <meta:editing-duration>PT12M53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561" meta:character-count="1245" meta:non-whitespace-character-count="983"/>
  </office:meta>
</office:document-meta>
</file>